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2.15cm"/>
    </style:style>
    <style:style style:name="gr6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7cm" svg:height="3cm" svg:x="4.4cm" svg:y="9.643cm">
            <text:p text:style-name="P1"><text:span text:style-name="T1">Model</text:span></text:p>
            <text:p text:style-name="P1"><text:span text:style-name="T2">Has inputs &amp; outputs (with units)</text:span></text:p>
            <text:p text:style-name="P1"><text:span text:style-name="T2">Basic data type is n-d array</text:span></text:p>
            <text:p text:style-name="P1"><text:span text:style-name="T2">(n=0 for single values)</text:span></text:p>
            <text:p text:style-name="P1"><text:span text:style-name="T2">One-step simulation primi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" draw:text-style-name="P3" draw:layer="layout" svg:width="9cm" svg:height="6cm" svg:x="3.4cm" svg:y="7.643cm">
            <text:p text:style-name="P1"><text:span text:style-name="T1">Nested simulation loop(s)</text:span></text:p>
            <text:p text:style-name="P1"><text:span text:style-name="T3">Ranges: uniform, vector, while loop</text:span></text:p>
            <text:p text:style-name="P1"><text:span text:style-name="T3">Modifiers: save/reset state, set model inpu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3">Outputs are n-d arrays</text:span></text:p>
          </draw:rect>
        </draw:g>
        <draw:custom-shape draw:style-name="gr3" draw:text-style-name="P4" draw:layer="layout" svg:width="5.5cm" svg:height="1.5cm" svg:x="5.15cm" svg:y="5.663cm">
          <text:p text:style-name="P1"><text:span text:style-name="T4">Library</text:span></text:p>
          <text:p text:style-name="P1"><text:span text:style-name="T5">Functions and variab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cm" svg:height="1.5cm" svg:x="5.4cm" svg:y="1.704cm">
          <text:p text:style-name="P1"><text:span text:style-name="T4">Inputs</text:span></text:p>
          <text:p text:style-name="P1">Default values give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1.5cm" svg:x="5.4cm" svg:y="3.684cm">
          <text:p text:style-name="P1"><text:span text:style-name="T4">Imports</text:span></text:p>
          <text:p text:style-name="P1">Merged or prefix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5cm" svg:height="2.5cm" svg:x="4.15cm" svg:y="14.122cm">
          <text:p text:style-name="P1"><text:span text:style-name="T4">Post-processing</text:span></text:p>
          <text:p text:style-name="P1">Extends MathML</text:p>
          <text:p text:style-name="P1">Sequence of statements</text:p>
          <text:p text:style-name="P1">Pure functional n-d array based</text:p>
          <text:p text:style-name="P1">Create, view, map, fold, find, ind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cm" svg:height="1.5cm" svg:x="5.4cm" svg:y="17.1cm">
          <text:p text:style-name="P1"><text:span text:style-name="T4">Outputs</text:span></text:p>
          <text:p text:style-name="P1"><text:span text:style-name="T5">N-d arrays with unit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5cm" svg:height="18cm" svg:x="1.1cm" svg:y="1.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7cm" svg:height="2.4cm" svg:x="1.2cm" svg:y="1.2cm">
          <draw:text-box>
            <text:p><text:span text:style-name="T4">Protocol</text:span></text:p>
            <text:p><text:span text:style-name="T5"/></text:p>
            <text:p><text:span text:style-name="T5">Can be treated as a model itself</text:span></text:p>
          </draw:text-box>
        </draw:frame>
        <draw:custom-shape draw:style-name="gr6" draw:text-style-name="P4" draw:layer="layout" svg:width="2.5cm" svg:height="1cm" svg:x="11.4cm" svg:y="17.3cm">
          <text:p text:style-name="P1"><text:span text:style-name="T4">Plot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7cm" fo:page-height="20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Jonathan Cooper</meta:initial-creator>
    <meta:creation-date>2011-11-25T11:02:56</meta:creation-date>
    <dc:date>2011-11-27T20:15:24.46</dc:date>
    <dc:creator>Jonathan Cooper</dc:creator>
    <meta:editing-duration>PT00H05M51S</meta:editing-duration>
    <meta:editing-cycles>2</meta:editing-cycles>
    <meta:generator>OpenOffice.org/3.1$Win32 OpenOffice.org_project/310m11$Build-9399</meta:generator>
    <meta:document-statistic meta:object-count="11"/>
  </office:meta>
</office:document-meta>
</file>